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cker</text:p>
          </table:table-cell>
          <table:table-cell table:style-name="Default" office:value-type="string" calcext:value-type="string">
            <text:p>Predictio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uggesting</text:p>
          </table:table-cell>
          <table:table-cell table:style-name="Default" office:value-type="string" calcext:value-type="string">
            <text:p>Day before Closing</text:p>
          </table:table-cell>
          <table:table-cell office:value-type="string" calcext:value-type="string">
            <text:p>IsCorrect?</text:p>
          </table:table-cell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APPL</text:p>
          </table:table-cell>
          <table:table-cell office:value-type="float" office:value="190.5849" calcext:value-type="float">
            <text:p>190.58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l</text:p>
          </table:table-cell>
          <table:table-cell office:value-type="float" office:value="191.94" calcext:value-type="float">
            <text:p>191.94</text:p>
          </table:table-cell>
          <table:table-cell/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GOOGL</text:p>
          </table:table-cell>
          <table:table-cell office:value-type="float" office:value="119.2764" calcext:value-type="float">
            <text:p>119.27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l</text:p>
          </table:table-cell>
          <table:table-cell office:value-type="float" office:value="120.0199" calcext:value-type="float">
            <text:p>120.0199</text:p>
          </table:table-cell>
          <table:table-cell/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F</text:p>
          </table:table-cell>
          <table:table-cell office:value-type="float" office:value="14.095" calcext:value-type="float">
            <text:p>14.0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uy</text:p>
          </table:table-cell>
          <table:table-cell office:value-type="float" office:value="13.93" calcext:value-type="float">
            <text:p>13.93</text:p>
          </table:table-cell>
          <table:table-cell/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T</text:p>
          </table:table-cell>
          <table:table-cell office:value-type="float" office:value="15.217" calcext:value-type="float">
            <text:p>15.21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uy</text:p>
          </table:table-cell>
          <table:table-cell office:value-type="float" office:value="14.76" calcext:value-type="float">
            <text:p>14.76</text:p>
          </table:table-cell>
          <table:table-cell/>
        </table:table-row>
        <table:table-row table:style-name="ro1">
          <table:table-cell office:value-type="string" calcext:value-type="string">
            <text:p>24-07-2023</text:p>
          </table:table-cell>
          <table:table-cell office:value-type="string" calcext:value-type="string">
            <text:p>AMZN</text:p>
          </table:table-cell>
          <table:table-cell office:value-type="float" office:value="130.889" calcext:value-type="float">
            <text:p>130.88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uy</text:p>
          </table:table-cell>
          <table:table-cell office:value-type="float" office:value="130" calcext:value-type="float">
            <text:p>1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4:39:58.156013872</meta:creation-date>
    <dc:date>2023-07-24T14:48:39.148537351</dc:date>
    <meta:editing-duration>PT8M41S</meta:editing-duration>
    <meta:editing-cycles>1</meta:editing-cycles>
    <meta:generator>LibreOffice/7.3.7.2$Linux_X86_64 LibreOffice_project/30$Build-2</meta:generator>
    <meta:document-statistic meta:table-count="1" meta:cell-count="37" meta:object-count="0"/>
  </office:meta>
</office:document-meta>
</file>